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6000001E7EDE7AB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ff3333" draw:marker-end="Arrow" draw:marker-end-width="0.3cm" draw:fill="solid" draw:fill-color="#ff33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3333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style:text-properties fo:color="#ff3333" fo:font-size="14pt" style:font-size-asian="14pt" style:font-size-complex="14pt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.321cm" svg:height="12.751cm" svg:x="8cm" svg:y="3.6cm">
          <draw:image xlink:href="Pictures/1000000000000326000001E7EDE7AB92.png" xlink:type="simple" xlink:show="embed" xlink:actuate="onLoad">
            <text:p/>
          </draw:image>
        </draw:frame>
        <draw:frame draw:style-name="gr2" draw:text-style-name="P3" draw:layer="layout" svg:width="2.085cm" svg:height="0.831cm" svg:x="4.893cm" svg:y="5.7cm">
          <draw:text-box>
            <text:p text:style-name="P2"><text:span text:style-name="T1">Ribbon</text:span></text:p>
          </draw:text-box>
        </draw:frame>
        <draw:frame draw:style-name="gr2" draw:text-style-name="P3" draw:layer="layout" svg:width="5.078cm" svg:height="0.831cm" svg:x="1.9cm" svg:y="3.5cm">
          <draw:text-box>
            <text:p text:style-name="P2"><text:span text:style-name="T1">Quick access toolbar</text:span></text:p>
          </draw:text-box>
        </draw:frame>
        <draw:line draw:style-name="gr3" draw:text-style-name="P4" draw:layer="layout" svg:x1="6.9cm" svg:y1="4cm" svg:x2="8cm" svg:y2="4cm">
          <text:p/>
        </draw:line>
        <draw:line draw:style-name="gr3" draw:text-style-name="P4" draw:layer="layout" svg:x1="6.9cm" svg:y1="6.1cm" svg:x2="8cm" svg:y2="6.1cm">
          <text:p/>
        </draw:line>
        <draw:line draw:style-name="gr3" draw:text-style-name="P4" draw:layer="layout" svg:x1="6.9cm" svg:y1="7.6cm" svg:x2="8cm" svg:y2="7.6cm">
          <text:p/>
        </draw:line>
        <draw:frame draw:style-name="gr2" draw:text-style-name="P3" draw:layer="layout" svg:width="3.715cm" svg:height="0.831cm" svg:x="3.263cm" svg:y="7.169cm">
          <draw:text-box>
            <text:p text:style-name="P5"><text:span text:style-name="T1">Data input bar</text:span></text:p>
          </draw:text-box>
        </draw:frame>
        <draw:line draw:style-name="gr3" draw:text-style-name="P4" draw:layer="layout" svg:x1="6.9cm" svg:y1="11.701cm" svg:x2="8cm" svg:y2="11.701cm">
          <text:p/>
        </draw:line>
        <draw:frame draw:style-name="gr2" draw:text-style-name="P3" draw:layer="layout" svg:width="1.548cm" svg:height="0.831cm" svg:x="5.43cm" svg:y="11.27cm">
          <draw:text-box>
            <text:p text:style-name="P5"><text:span text:style-name="T1">Cells</text:span></text:p>
          </draw:text-box>
        </draw:frame>
        <draw:line draw:style-name="gr3" draw:text-style-name="P4" draw:layer="layout" svg:x1="6.9cm" svg:y1="15.501cm" svg:x2="8cm" svg:y2="15.501cm">
          <text:p/>
        </draw:line>
        <draw:frame draw:style-name="gr2" draw:text-style-name="P3" draw:layer="layout" svg:width="2.86cm" svg:height="0.831cm" svg:x="4.118cm" svg:y="15.07cm">
          <draw:text-box>
            <text:p text:style-name="P5"><text:span text:style-name="T1">Sheets bar</text:span></text:p>
          </draw:text-box>
        </draw:frame>
        <draw:line draw:style-name="gr3" draw:text-style-name="P4" draw:layer="layout" svg:x1="6.9cm" svg:y1="16.101cm" svg:x2="8cm" svg:y2="16.101cm">
          <text:p/>
        </draw:line>
        <draw:frame draw:style-name="gr2" draw:text-style-name="P3" draw:layer="layout" svg:width="2.758cm" svg:height="0.831cm" svg:x="4.22cm" svg:y="15.67cm">
          <draw:text-box>
            <text:p text:style-name="P2"><text:span text:style-name="T1">Status bar</text:span></text:p>
          </draw:text-box>
        </draw:frame>
        <draw:line draw:style-name="gr3" draw:text-style-name="P4" draw:layer="layout" svg:x1="6.9cm" svg:y1="4.701cm" svg:x2="8cm" svg:y2="4.701cm">
          <text:p/>
        </draw:line>
        <draw:frame draw:style-name="gr2" draw:text-style-name="P3" draw:layer="layout" svg:width="1.505cm" svg:height="0.831cm" svg:x="5.473cm" svg:y="4.27cm">
          <draw:text-box>
            <text:p text:style-name="P5"><text:span text:style-name="T1">Ta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9:21:46.687109408</meta:creation-date>
    <dc:date>2015-08-05T20:41:22.950204785</dc:date>
    <meta:editing-duration>PT15M11S</meta:editing-duration>
    <meta:editing-cycles>2</meta:editing-cycles>
    <meta:generator>LibreOffice/4.4.2.2$Linux_X86_64 LibreOffice_project/40m0$Build-2</meta:generator>
    <meta:document-statistic meta:object-count="15"/>
  </office:meta>
</office:document-meta>
</file>